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50.66pt"/>
    </style:style>
    <style:style style:name="co3" style:family="table-column">
      <style:table-column-properties fo:break-before="auto" style:column-width="186.21pt"/>
    </style:style>
    <style:style style:name="co4" style:family="table-column">
      <style:table-column-properties fo:break-before="auto" style:column-width="274.99pt"/>
    </style:style>
    <style:style style:name="co5" style:family="table-column">
      <style:table-column-properties fo:break-before="auto" style:column-width="544.59pt"/>
    </style:style>
    <style:style style:name="co6" style:family="table-column">
      <style:table-column-properties fo:break-before="auto" style:column-width="60.94pt"/>
    </style:style>
    <style:style style:name="co7" style:family="table-column">
      <style:table-column-properties fo:break-before="auto" style:column-width="62.56pt"/>
    </style:style>
    <style:style style:name="co8" style:family="table-column">
      <style:table-column-properties fo:break-before="auto" style:column-width="89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4.6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background-color="#ffff00" fo:padding="2.01pt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 table:number-columns-repeated="102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44C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49C</text:p>
          </table:table-cell>
          <table:table-cell office:value-type="string" calcext:value-type="string">
            <text:p>no valid cases</text:p>
          </table:table-cell>
          <table:table-cell table:style-name="ce3" office:value-type="string" calcext:value-type="string">
            <text:p>[r, r, r, s, s, s) </text:p>
          </table:table-cell>
          <table:table-cell table:style-name="ce3" office:value-type="string" calcext:value-type="string">
            <text:p>[r,r,r,2r-s,2-s,3r-s]</text:p>
          </table:table-cell>
          <table:table-cell table:style-name="ce3" office:value-type="string" calcext:value-type="string">
            <text:p>149.087 149.087 149.087 4.550 4.550 4.550</text:p>
          </table:table-cell>
          <table:table-cell table:style-name="ce3" office:value-type="string" calcext:value-type="string">
            <text:p>149.087 149.087 149.087 293.625 293.625 293.625 302.724 = 2r+s 302.724 302.724 442.712 442.712 442.712 460.910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44A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4a</text:p>
          </table:table-cell>
          <table:table-cell table:style-name="ce1" office:value-type="string" calcext:value-type="string">
            <text:p>44A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49D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44B</text:p>
          </table:table-cell>
          <table:table-cell table:style-name="ce3" office:value-type="string" calcext:value-type="string">
            <text:p>(3r, 3r, 3r, -2r, -2r, -2r) </text:p>
          </table:table-cell>
          <table:table-cell table:style-name="ce3" office:value-type="string" calcext:value-type="string">
            <text:p>[r,r,r,r,4r/3,4r/3,4r/3] </text:p>
          </table:table-cell>
          <table:table-cell table:style-name="ce3" office:value-type="string" calcext:value-type="string">
            <text:p>[3r,3r,3r,4r/3,...]</text:p>
          </table:table-cell>
          <table:table-cell table:style-name="ce3" office:value-type="string" calcext:value-type="string">
            <text:p>164.382 164.382 164.382 -109.588 -109.588 -109.588</text:p>
          </table:table-cell>
          <table:table-cell table:style-name="ce3" office:value-type="string" calcext:value-type="string">
            <text:p>164.382 164.382 164.382 164.382 219.176 219.176 219.176 438.351 438.351 438.351 602.733 602.733 602.733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6a</text:p>
          </table:table-cell>
          <table:table-cell table:style-name="ce1" office:value-type="string" calcext:value-type="string">
            <text:p>45D</text:p>
          </table:table-cell>
          <table:table-cell table:style-name="ce3" office:value-type="string" calcext:value-type="string">
            <text:p>[r, r, r, -r -s, -r -s, 2s)</text:p>
          </table:table-cell>
          <table:table-cell table:style-name="ce3" office:value-type="string" calcext:value-type="string">
            <text:p>[r,r,r,r,2r-2s,s+r,s+r]</text:p>
          </table:table-cell>
          <table:table-cell table:style-name="ce3" office:value-type="string" calcext:value-type="string">
            <text:p>133.661 133.661 133.661 -67.625 -67.625 -132.071</text:p>
          </table:table-cell>
          <table:table-cell/>
          <table:table-cell table:style-name="ce3" office:value-type="string" calcext:value-type="string">
            <text:p>133.661 133.661 133.661 133.661 135.251 199.697 199.697 334.948 334.948 399.393 404.163 533.055 533.055</text:p>
          </table:table-cell>
          <table:table-cell table:style-name="ce3" office:value-type="string" calcext:value-type="string">
            <text:p>199.697 = 2r-2s</text:p>
          </table:table-cell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table:style-name="ce1" office:value-type="string" calcext:value-type="string">
            <text:p>45D</text:p>
          </table:table-cell>
          <table:table-cell office:value-type="string" calcext:value-type="string">
            <text:p>no valid cases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7a</text:p>
          </table:table-cell>
          <table:table-cell table:style-name="ce1" office:value-type="string" calcext:value-type="string">
            <text:p>45D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7b</text:p>
          </table:table-cell>
          <table:table-cell table:style-name="ce1" office:value-type="string" calcext:value-type="string">
            <text:p>45D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8a</text:p>
          </table:table-cell>
          <table:table-cell table:style-name="ce1" office:value-type="string" calcext:value-type="string">
            <text:p>52A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8b</text:p>
          </table:table-cell>
          <table:table-cell table:style-name="ce1" office:value-type="string" calcext:value-type="string">
            <text:p>52A</text:p>
          </table:table-cell>
          <table:table-cell table:style-name="ce3" office:value-type="string" calcext:value-type="string">
            <text:p>[r, r, r, s, t, -2r-s-t]</text:p>
          </table:table-cell>
          <table:table-cell table:style-name="ce3" office:value-type="string" calcext:value-type="string">
            <text:p>[r,r,r,r,t+s,2r-t,2r-s]</text:p>
          </table:table-cell>
          <table:table-cell office:value-type="string" calcext:value-type="string">
            <text:p>should end in 2r-t,2r-s</text:p>
          </table:table-cell>
          <table:table-cell office:value-type="string" calcext:value-type="string">
            <text:p><text:s/>106.436 <text:s text:c="2"/>106.436 <text:s text:c="2"/>106.436 <text:s text:c="2"/>-54.046 <text:s text:c="2"/>-70.534 <text:s text:c="2"/>-88.293</text:p>
          </table:table-cell>
          <table:table-cell table:style-name="ce3" office:value-type="string" calcext:value-type="string">
            <text:p>106.436 106.436 106.436 106.436 124.580 142.339 158.826 266.918 283.406 301.165 355.596 391.113 424.089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8c</text:p>
          </table:table-cell>
          <table:table-cell table:style-name="ce1" office:value-type="string" calcext:value-type="string">
            <text:p>52A</text:p>
          </table:table-cell>
          <table:table-cell office:value-type="string" calcext:value-type="string">
            <text:p>no valid cases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8d</text:p>
          </table:table-cell>
          <table:table-cell table:style-name="ce1" office:value-type="string" calcext:value-type="string">
            <text:p>52A</text:p>
          </table:table-cell>
          <table:table-cell office:value-type="string" calcext:value-type="string">
            <text:p>no valid cases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8e</text:p>
          </table:table-cell>
          <table:table-cell table:style-name="ce1" office:value-type="string" calcext:value-type="string">
            <text:p>52A</text:p>
          </table:table-cell>
          <table:table-cell office:value-type="string" calcext:value-type="string">
            <text:p>OK ?? Recheck had bad IsMember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8f</text:p>
          </table:table-cell>
          <table:table-cell table:style-name="ce1" office:value-type="string" calcext:value-type="string">
            <text:p>52A</text:p>
          </table:table-cell>
          <table:table-cell office:value-type="string" calcext:value-type="string">
            <text:p>no valid cases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9a</text:p>
          </table:table-cell>
          <table:table-cell table:style-name="ce1" office:value-type="string" calcext:value-type="string">
            <text:p>49B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9b</text:p>
          </table:table-cell>
          <table:table-cell table:style-name="ce1" office:value-type="string" calcext:value-type="string">
            <text:p>49B</text:p>
          </table:table-cell>
          <table:table-cell table:number-columns-repeated="2"/>
          <table:table-cell table:style-name="ce3" office:value-type="string" calcext:value-type="string">
            <text:p>[r,r,r,s,s,s,3r]</text:p>
          </table:table-cell>
          <table:table-cell office:value-type="string" calcext:value-type="string">
            <text:p>[r,r,r,3r,s,s,s]</text:p>
          </table:table-cell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49B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10a</text:p>
          </table:table-cell>
          <table:table-cell table:style-name="ce1" office:value-type="string" calcext:value-type="string">
            <text:p>55A</text:p>
          </table:table-cell>
          <table:table-cell office:value-type="string" calcext:value-type="string">
            <text:p>last term in DC7 is wrong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10b</text:p>
          </table:table-cell>
          <table:table-cell table:style-name="ce1" office:value-type="string" calcext:value-type="string">
            <text:p>55A</text:p>
          </table:table-cell>
          <table:table-cell table:style-name="ce3" office:value-type="string" calcext:value-type="string">
            <text:p>[r,r,s,2r-u,2r-u,-t+s+r,-t+s+r]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11a</text:p>
          </table:table-cell>
          <table:table-cell table:style-name="ce1" office:value-type="string" calcext:value-type="string">
            <text:p>45A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11b</text:p>
          </table:table-cell>
          <table:table-cell table:style-name="ce1" office:value-type="string" calcext:value-type="string">
            <text:p>45A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12a</text:p>
          </table:table-cell>
          <table:table-cell table:style-name="ce1" office:value-type="string" calcext:value-type="string">
            <text:p>48A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12b</text:p>
          </table:table-cell>
          <table:table-cell table:style-name="ce1" office:value-type="string" calcext:value-type="string">
            <text:p>48A</text:p>
          </table:table-cell>
          <table:table-cell table:style-name="ce3" office:value-type="string" calcext:value-type="string">
            <text:p>only 6 elements should be [r,r,r,3r,s,s+r,s+t]</text:p>
          </table:table-cell>
          <table:table-cell table:number-columns-repeated="1020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13a</text:p>
          </table:table-cell>
          <table:table-cell table:style-name="ce1" office:value-type="string" calcext:value-type="string">
            <text:p>50D</text:p>
          </table:table-cell>
          <table:table-cell office:value-type="string" calcext:value-type="string">
            <text:p>[r,r,2r-t,s,s+r,s+r,s+r]</text:p>
          </table:table-cell>
          <table:table-cell table:style-name="ce3" office:value-type="string" calcext:value-type="string">
            <text:p>?????????</text:p>
          </table:table-cell>
          <table:table-cell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13b</text:p>
          </table:table-cell>
          <table:table-cell table:style-name="ce1" office:value-type="string" calcext:value-type="string">
            <text:p>50D</text:p>
          </table:table-cell>
          <table:table-cell table:style-name="ce3" office:value-type="string" calcext:value-type="string">
            <text:p>should be [r,r,r,3r,s,s,s]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14a</text:p>
          </table:table-cell>
          <table:table-cell table:style-name="ce1" office:value-type="string" calcext:value-type="string">
            <text:p>55A</text:p>
          </table:table-cell>
          <table:table-cell table:style-name="ce3" office:value-type="string" calcext:value-type="string">
            <text:p>last term is not t+s+r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14b</text:p>
          </table:table-cell>
          <table:table-cell table:style-name="ce1" office:value-type="string" calcext:value-type="string">
            <text:p>55A</text:p>
          </table:table-cell>
          <table:table-cell table:style-name="ce3" office:value-type="string" calcext:value-type="string">
            <text:p>should be r,r,2r-u,s,2r+u,-t+s+r,-t+s+r</text:p>
          </table:table-cell>
          <table:table-cell table:number-columns-repeated="102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15a</text:p>
          </table:table-cell>
          <table:table-cell table:style-name="ce1" office:value-type="string" calcext:value-type="string">
            <text:p>45C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15b</text:p>
          </table:table-cell>
          <table:table-cell table:style-name="ce1" office:value-type="string" calcext:value-type="string">
            <text:p>45C</text:p>
          </table:table-cell>
          <table:table-cell table:style-name="ce3" office:value-type="string" calcext:value-type="string">
            <text:p>same eigenvectors as 15a</text:p>
          </table:table-cell>
          <table:table-cell table:number-columns-repeated="2" office:value-type="string" calcext:value-type="string">
            <text:p>*****************************</text:p>
          </table:table-cell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16a</text:p>
          </table:table-cell>
          <table:table-cell table:style-name="ce1" office:value-type="string" calcext:value-type="string">
            <text:p>51A</text:p>
          </table:table-cell>
          <table:table-cell office:value-type="string" calcext:value-type="string">
            <text:p>no valid cases</text:p>
          </table:table-cell>
          <table:table-cell table:number-columns-repeated="102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16b</text:p>
          </table:table-cell>
          <table:table-cell table:style-name="ce1" office:value-type="string" calcext:value-type="string">
            <text:p>51A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missing from SVD output??????</text:p>
          </table:table-cell>
          <table:table-cell table:number-columns-repeated="102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18a</text:p>
          </table:table-cell>
          <table:table-cell table:style-name="ce1" office:value-type="string" calcext:value-type="string">
            <text:p>45E</text:p>
          </table:table-cell>
          <table:table-cell table:style-name="ce3" office:value-type="string" calcext:value-type="string">
            <text:p>should be [r,s,s,s,s,2s-r,2s-r]</text:p>
          </table:table-cell>
          <table:table-cell table:number-columns-repeated="102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18b</text:p>
          </table:table-cell>
          <table:table-cell table:style-name="ce1" office:value-type="string" calcext:value-type="string">
            <text:p>45E</text:p>
          </table:table-cell>
          <table:table-cell table:style-name="ce3" office:value-type="string" calcext:value-type="string">
            <text:p>should be [r,s,s,s,s,2s-r,s+4r]</text:p>
          </table:table-cell>
          <table:table-cell table:number-columns-repeated="102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19a</text:p>
          </table:table-cell>
          <table:table-cell table:style-name="ce1" office:value-type="string" calcext:value-type="string">
            <text:p>52B</text:p>
          </table:table-cell>
          <table:table-cell office:value-type="string" calcext:value-type="string">
            <text:p>[r,s,s,s,s,s+2r,s+2r]</text:p>
          </table:table-cell>
          <table:table-cell office:value-type="string" calcext:value-type="string">
            <text:p>found</text:p>
          </table:table-cell>
          <table:table-cell table:number-columns-repeated="101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19b</text:p>
          </table:table-cell>
          <table:table-cell table:style-name="ce1" office:value-type="string" calcext:value-type="string">
            <text:p>52B</text:p>
          </table:table-cell>
          <table:table-cell office:value-type="string" calcext:value-type="string">
            <text:p>'[r,s,s,s,s,2s-t,s+2r]</text:p>
          </table:table-cell>
          <table:table-cell office:value-type="string" calcext:value-type="string">
            <text:p>found</text:p>
          </table:table-cell>
          <table:table-cell table:number-columns-repeated="1019"/>
        </table:table-row>
        <table:table-row table:style-name="ro3">
          <table:table-cell table:style-name="ce1"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55b</text:p>
          </table:table-cell>
          <table:table-cell office:value-type="string" calcext:value-type="string">
            <text:p>[r,s,s,r+s-u,r+s-u,3s-t,r+s+u]</text:p>
          </table:table-cell>
          <table:table-cell office:value-type="string" calcext:value-type="string">
            <text:p>found</text:p>
          </table:table-cell>
          <table:table-cell table:number-columns-repeated="3"/>
          <table:table-cell table:number-columns-repeated="3" table:style-name="ce1" office:value-type="string" calcext:value-type="string">
            <text:p>s+r</text:p>
          </table:table-cell>
          <table:table-cell table:number-columns-repeated="101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45B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48B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23a</text:p>
          </table:table-cell>
          <table:table-cell table:style-name="ce1" office:value-type="string" calcext:value-type="string">
            <text:p>50E</text:p>
          </table:table-cell>
          <table:table-cell table:style-name="ce3" office:value-type="string" calcext:value-type="string">
            <text:p>[r,s,s,s+r,s+r,s+r,s+r],[2s-t]</text:p>
          </table:table-cell>
          <table:table-cell office:value-type="string" calcext:value-type="string">
            <text:p>*****************************</text:p>
          </table:table-cell>
          <table:table-cell office:value-type="string" calcext:value-type="string">
            <text:p>no t in the first 7</text:p>
          </table:table-cell>
          <table:table-cell table:number-columns-repeated="1018"/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23b</text:p>
          </table:table-cell>
          <table:table-cell table:style-name="ce1" office:value-type="string" calcext:value-type="string">
            <text:p>50E</text:p>
          </table:table-cell>
          <table:table-cell table:style-name="ce3" office:value-type="string" calcext:value-type="string">
            <text:p>[r,s,s,2s-t,s+t,s+r,s+r]</text:p>
          </table:table-cell>
          <table:table-cell office:value-type="string" calcext:value-type="string">
            <text:p><text:span text:style-name="T1">found </text:span><text:span text:style-name="T2">[r,s,s,2s-t,s+r,s+r,s+r]</text:span></text:p>
          </table:table-cell>
          <table:table-cell table:number-columns-repeated="1019"/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49E</text:p>
          </table:table-cell>
          <table:table-cell office:value-type="string" calcext:value-type="string">
            <text:p>starts [3r,s,s,s+r,s+r,?,?]</text:p>
          </table:table-cell>
          <table:table-cell table:number-columns-repeated="4"/>
          <table:table-cell table:style-name="ce1" office:value-type="string" calcext:value-type="string">
            <text:p>r+s+u</text:p>
          </table:table-cell>
          <table:table-cell table:number-columns-repeated="101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55B</text:p>
          </table:table-cell>
          <table:table-cell office:value-type="string" calcext:value-type="string">
            <text:p>no valid cases</text:p>
          </table:table-cell>
          <table:table-cell table:number-columns-repeated="1020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26a</text:p>
          </table:table-cell>
          <table:table-cell table:style-name="ce1" office:value-type="string" calcext:value-type="string">
            <text:p>51B</text:p>
          </table:table-cell>
          <table:table-cell office:value-type="string" calcext:value-type="string">
            <text:p>[r,s,s,t,t,s+4r,4r-t]</text:p>
          </table:table-cell>
          <table:table-cell office:value-type="string" calcext:value-type="string">
            <text:p>found [r,s,s,2s-t,s+r,s+r,s+r]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5" table:default-cell-style-name="Default"/>
        <table:table-column table:style-name="co6" table:default-cell-style-name="ce1"/>
        <table:table-column table:style-name="co1" table:default-cell-style-name="Default"/>
        <table:table-column table:style-name="co7" table:default-cell-style-name="ce1"/>
        <table:table-column table:style-name="co1" table:number-columns-repeated="1016" table:default-cell-style-name="Default"/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[r, s, s, t, 0, 0]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[r,s,s,s+r,s+r,s+r,s+r]</text:p>
          </table:table-cell>
          <table:table-cell table:number-columns-repeated="1015"/>
        </table:table-row>
        <table:table-row table:style-name="ro3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 calcext:value-type="string">
            <text:p>r</text:p>
          </table:table-cell>
          <table:table-cell table:number-columns-repeated="2" table:style-name="ce1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" office:value-type="float" office:value="115.922" calcext:value-type="float">
            <text:p>115.922</text:p>
          </table:table-cell>
          <table:table-cell table:number-columns-repeated="2" table:style-name="ce1" office:value-type="float" office:value="219.712" calcext:value-type="float">
            <text:p>219.712</text:p>
          </table:table-cell>
          <table:table-cell office:value-type="float" office:value="-47.224" calcext:value-type="float">
            <text:p>-47.22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ce1" table:formula="of:=[.C8]" office:value-type="float" office:value="115.922" calcext:value-type="float">
            <text:p>115.922</text:p>
          </table:table-cell>
          <table:table-cell table:style-name="ce1" table:formula="of:=[.D8]" office:value-type="float" office:value="219.712" calcext:value-type="float">
            <text:p>219.712</text:p>
          </table:table-cell>
          <table:table-cell table:formula="of:=-[.F8]" office:value-type="float" office:value="47.224" calcext:value-type="float">
            <text:p>47.224</text:p>
          </table:table-cell>
          <table:table-cell table:style-name="ce1" table:formula="of:=-[.G8]" office:value-type="float" office:value="-0" calcext:value-type="float">
            <text:p>0</text:p>
          </table:table-cell>
          <table:table-cell/>
          <table:table-cell table:style-name="ce1" table:formula="of:=-[.D11]" office:value-type="float" office:value="-115.922" calcext:value-type="float">
            <text:p>-115.922</text:p>
          </table:table-cell>
          <table:table-cell table:style-name="ce1" table:formula="of:=-[.E11]" office:value-type="float" office:value="-219.712" calcext:value-type="float">
            <text:p>-219.712</text:p>
          </table:table-cell>
          <table:table-cell table:style-name="ce1" table:formula="of:=-[.F11]" office:value-type="float" office:value="-47.224" calcext:value-type="float">
            <text:p>-47.224</text:p>
          </table:table-cell>
          <table:table-cell table:style-name="ce1" table:formula="of:=-[.G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" office:value-type="string" calcext:value-type="string">
            <text:p>2x</text:p>
          </table:table-cell>
          <table:table-cell table:style-name="ce1" table:formula="of:=2*[.D11]" office:value-type="float" office:value="231.844" calcext:value-type="float">
            <text:p>231.844</text:p>
          </table:table-cell>
          <table:table-cell table:style-name="ce1" table:formula="of:=2*[.E11]" office:value-type="float" office:value="439.424" calcext:value-type="float">
            <text:p>439.424</text:p>
          </table:table-cell>
          <table:table-cell table:formula="of:=2*[.F11]" office:value-type="float" office:value="94.448" calcext:value-type="float">
            <text:p>94.448</text:p>
          </table:table-cell>
          <table:table-cell table:style-name="ce1" table:formula="of:=2*[.G11]" office:value-type="float" office:value="-0" calcext:value-type="float">
            <text:p>0</text:p>
          </table:table-cell>
          <table:table-cell/>
          <table:table-cell table:style-name="ce1" table:formula="of:=-[.D12]" office:value-type="float" office:value="-231.844" calcext:value-type="float">
            <text:p>-231.844</text:p>
          </table:table-cell>
          <table:table-cell table:style-name="ce1" table:formula="of:=-[.E12]" office:value-type="float" office:value="-439.424" calcext:value-type="float">
            <text:p>-439.424</text:p>
          </table:table-cell>
          <table:table-cell table:style-name="ce1" table:formula="of:=-[.F12]" office:value-type="float" office:value="-94.448" calcext:value-type="float">
            <text:p>-94.448</text:p>
          </table:table-cell>
          <table:table-cell table:style-name="ce1" table:formula="of:=-[.G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" office:value-type="string" calcext:value-type="string">
            <text:p>3x</text:p>
          </table:table-cell>
          <table:table-cell table:style-name="ce1" table:formula="of:=3*[.D11]" office:value-type="float" office:value="347.766" calcext:value-type="float">
            <text:p>347.766</text:p>
          </table:table-cell>
          <table:table-cell table:style-name="ce1" table:formula="of:=3*[.E11]" office:value-type="float" office:value="659.136" calcext:value-type="float">
            <text:p>659.136</text:p>
          </table:table-cell>
          <table:table-cell table:formula="of:=3*[.F11]" office:value-type="float" office:value="141.672" calcext:value-type="float">
            <text:p>141.672</text:p>
          </table:table-cell>
          <table:table-cell table:style-name="ce1" table:formula="of:=3*[.G11]" office:value-type="float" office:value="-0" calcext:value-type="float">
            <text:p>0</text:p>
          </table:table-cell>
          <table:table-cell/>
          <table:table-cell table:style-name="ce1" table:formula="of:=-[.D13]" office:value-type="float" office:value="-347.766" calcext:value-type="float">
            <text:p>-347.766</text:p>
          </table:table-cell>
          <table:table-cell table:style-name="ce1" table:formula="of:=-[.E13]" office:value-type="float" office:value="-659.136" calcext:value-type="float">
            <text:p>-659.136</text:p>
          </table:table-cell>
          <table:table-cell table:style-name="ce1" table:formula="of:=-[.F13]" office:value-type="float" office:value="-141.672" calcext:value-type="float">
            <text:p>-141.672</text:p>
          </table:table-cell>
          <table:table-cell table:style-name="ce1" table:formula="of:=-[.G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x/2</text:p>
          </table:table-cell>
          <table:table-cell table:style-name="ce1" table:formula="of:=[.D11]/2" office:value-type="float" office:value="57.961" calcext:value-type="float">
            <text:p>57.961</text:p>
          </table:table-cell>
          <table:table-cell table:style-name="ce1" table:formula="of:=[.E11]/2" office:value-type="float" office:value="109.856" calcext:value-type="float">
            <text:p>109.856</text:p>
          </table:table-cell>
          <table:table-cell table:formula="of:=[.F11]/2" office:value-type="float" office:value="23.612" calcext:value-type="float">
            <text:p>23.612</text:p>
          </table:table-cell>
          <table:table-cell table:style-name="ce1" table:formula="of:=[.G11]/2" office:value-type="float" office:value="-0" calcext:value-type="float">
            <text:p>0</text:p>
          </table:table-cell>
          <table:table-cell table:style-name="ce5" office:value-type="string" calcext:value-type="string">
            <text:p>=-x/2</text:p>
          </table:table-cell>
          <table:table-cell table:style-name="ce1" table:formula="of:=-[.D15]" office:value-type="float" office:value="-57.961" calcext:value-type="float">
            <text:p>-57.961</text:p>
          </table:table-cell>
          <table:table-cell table:style-name="ce1" table:formula="of:=-[.E15]" office:value-type="float" office:value="-109.856" calcext:value-type="float">
            <text:p>-109.856</text:p>
          </table:table-cell>
          <table:table-cell table:style-name="ce1" table:formula="of:=-[.F15]" office:value-type="float" office:value="-23.612" calcext:value-type="float">
            <text:p>-23.612</text:p>
          </table:table-cell>
          <table:table-cell table:style-name="ce1" table:formula="of:=-[.G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ce1" table:formula="of:=[.D12]/2" office:value-type="float" office:value="115.922" calcext:value-type="float">
            <text:p>115.922</text:p>
          </table:table-cell>
          <table:table-cell table:style-name="ce1" table:formula="of:=[.E12]/2" office:value-type="float" office:value="219.712" calcext:value-type="float">
            <text:p>219.712</text:p>
          </table:table-cell>
          <table:table-cell table:formula="of:=[.F12]/2" office:value-type="float" office:value="47.224" calcext:value-type="float">
            <text:p>47.224</text:p>
          </table:table-cell>
          <table:table-cell table:style-name="ce1" table:formula="of:=[.G12]/2" office:value-type="float" office:value="-0" calcext:value-type="float">
            <text:p>0</text:p>
          </table:table-cell>
          <table:table-cell table:style-name="ce5"/>
          <table:table-cell table:style-name="ce1" table:formula="of:=-[.D16]" office:value-type="float" office:value="-115.922" calcext:value-type="float">
            <text:p>-115.922</text:p>
          </table:table-cell>
          <table:table-cell table:style-name="ce1" table:formula="of:=-[.E16]" office:value-type="float" office:value="-219.712" calcext:value-type="float">
            <text:p>-219.712</text:p>
          </table:table-cell>
          <table:table-cell table:style-name="ce1" table:formula="of:=-[.F16]" office:value-type="float" office:value="-47.224" calcext:value-type="float">
            <text:p>-47.224</text:p>
          </table:table-cell>
          <table:table-cell table:style-name="ce1" table:formula="of:=-[.G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" office:value-type="string" calcext:value-type="string">
            <text:p>=3x/2</text:p>
          </table:table-cell>
          <table:table-cell table:style-name="ce1" table:formula="of:=[.D13]/2" office:value-type="float" office:value="173.883" calcext:value-type="float">
            <text:p>173.883</text:p>
          </table:table-cell>
          <table:table-cell table:style-name="ce1" table:formula="of:=[.E13]/2" office:value-type="float" office:value="329.568" calcext:value-type="float">
            <text:p>329.568</text:p>
          </table:table-cell>
          <table:table-cell table:formula="of:=[.F13]/2" office:value-type="float" office:value="70.836" calcext:value-type="float">
            <text:p>70.836</text:p>
          </table:table-cell>
          <table:table-cell table:style-name="ce1" table:formula="of:=[.G13]/2" office:value-type="float" office:value="-0" calcext:value-type="float">
            <text:p>0</text:p>
          </table:table-cell>
          <table:table-cell table:style-name="ce5"/>
          <table:table-cell table:style-name="ce1" table:formula="of:=-[.D17]" office:value-type="float" office:value="-173.883" calcext:value-type="float">
            <text:p>-173.883</text:p>
          </table:table-cell>
          <table:table-cell table:style-name="ce1" table:formula="of:=-[.E17]" office:value-type="float" office:value="-329.568" calcext:value-type="float">
            <text:p>-329.568</text:p>
          </table:table-cell>
          <table:table-cell table:style-name="ce1" table:formula="of:=-[.F17]" office:value-type="float" office:value="-70.836" calcext:value-type="float">
            <text:p>-70.836</text:p>
          </table:table-cell>
          <table:table-cell table:style-name="ce1" table:formula="of:=-[.G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3">
          <table:table-cell table:number-columns-repeated="2"/>
          <table:table-cell table:style-name="ce1" office:value-type="string" calcext:value-type="string">
            <text:p>X/3</text:p>
          </table:table-cell>
          <table:table-cell table:style-name="ce1" table:formula="of:=[.D11]/3" office:value-type="float" office:value="38.6406666666667" calcext:value-type="float">
            <text:p>38.6406666666667</text:p>
          </table:table-cell>
          <table:table-cell table:style-name="ce1" table:formula="of:=[.E11]/3" office:value-type="float" office:value="73.2373333333333" calcext:value-type="float">
            <text:p>73.2373333333333</text:p>
          </table:table-cell>
          <table:table-cell table:formula="of:=[.F11]/3" office:value-type="float" office:value="15.7413333333333" calcext:value-type="float">
            <text:p>15.741333333333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r</text:p>
          </table:table-cell>
          <table:table-cell table:number-columns-repeated="2"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s+r</text:p>
          </table:table-cell>
          <table:table-cell office:value-type="string" calcext:value-type="string">
            <text:p>s+r</text:p>
          </table:table-cell>
          <table:table-cell table:style-name="ce1" office:value-type="string" calcext:value-type="string">
            <text:p>s+r</text:p>
          </table:table-cell>
          <table:table-cell table:number-columns-repeated="1017"/>
        </table:table-row>
        <table:table-row table:style-name="ro3">
          <table:table-cell table:style-name="ce3" office:value-type="float" office:value="115.922" calcext:value-type="float">
            <text:p>115.922</text:p>
          </table:table-cell>
          <table:table-cell table:number-columns-repeated="2" table:style-name="ce4" office:value-type="float" office:value="219.712" calcext:value-type="float">
            <text:p>219.712</text:p>
          </table:table-cell>
          <table:table-cell table:number-columns-repeated="4" table:style-name="ce4" office:value-type="float" office:value="335.634" calcext:value-type="float">
            <text:p>335.634</text:p>
          </table:table-cell>
          <table:table-cell table:style-name="ce3" office:value-type="float" office:value="392.201" calcext:value-type="float">
            <text:p>392.20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3" office:value-type="string" calcext:value-type="string">
            <text:p>[r,s,s,s+r,s+r,s+r,s+r],[2s-t]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8" table:default-cell-style-name="ce6"/>
        <table:table-column table:style-name="co1" table:number-columns-repeated="1023" table:default-cell-style-name="ce6"/>
        <table:table-row table:style-name="ro3" table:visibility="collapse" table:number-rows-repeated="2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Default" office:value-type="string" calcext:value-type="string">
            <text:p>IT1</text:p>
          </table:table-cell>
          <table:table-cell office:value-type="string" calcext:value-type="string">
            <text:p>44C</text:p>
          </table:table-cell>
          <table:table-cell/>
          <table:table-cell office:value-type="string" calcext:value-type="string">
            <text:p>[r,r,r,r,r,r,2r]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6</text:p>
          </table:table-cell>
          <table:table-cell table:number-columns-repeated="6" office:value-type="float" office:value="36.369" calcext:value-type="float">
            <text:p>36.3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igenvector</text:p>
          </table:table-cell>
          <table:table-cell table:number-columns-repeated="6" office:value-type="float" office:value="-0.316228" calcext:value-type="float">
            <text:p>-0.316228</text:p>
          </table:table-cell>
          <table:table-cell office:value-type="float" office:value="-0.632456" calcext:value-type="float">
            <text:p>-0.63245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C13</text:p>
          </table:table-cell>
          <table:table-cell table:number-columns-repeated="6" office:value-type="float" office:value="36.369" calcext:value-type="float">
            <text:p>36.369</text:p>
          </table:table-cell>
          <table:table-cell table:number-columns-repeated="3" office:value-type="float" office:value="72.739" calcext:value-type="float">
            <text:p>72.739</text:p>
          </table:table-cell>
          <table:table-cell table:number-columns-repeated="3" office:value-type="float" office:value="109.108" calcext:value-type="float">
            <text:p>109.108</text:p>
          </table:table-cell>
          <table:table-cell office:value-type="float" office:value="218.216" calcext:value-type="float">
            <text:p>218.216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C13*eigenvector</text:p>
          </table:table-cell>
          <table:table-cell table:formula="of:=[.B24]*[.B25]" office:value-type="float" office:value="-11.500896132" calcext:value-type="float">
            <text:p>-11.500896132</text:p>
          </table:table-cell>
          <table:table-cell table:formula="of:=[.C24]*[.C25]" office:value-type="float" office:value="-11.500896132" calcext:value-type="float">
            <text:p>-11.500896132</text:p>
          </table:table-cell>
          <table:table-cell table:formula="of:=[.D24]*[.D25]" office:value-type="float" office:value="-11.500896132" calcext:value-type="float">
            <text:p>-11.500896132</text:p>
          </table:table-cell>
          <table:table-cell table:formula="of:=[.E24]*[.E25]" office:value-type="float" office:value="-11.500896132" calcext:value-type="float">
            <text:p>-11.500896132</text:p>
          </table:table-cell>
          <table:table-cell table:formula="of:=[.F24]*[.F25]" office:value-type="float" office:value="-11.500896132" calcext:value-type="float">
            <text:p>-11.500896132</text:p>
          </table:table-cell>
          <table:table-cell table:formula="of:=[.G24]*[.G25]" office:value-type="float" office:value="-11.500896132" calcext:value-type="float">
            <text:p>-11.500896132</text:p>
          </table:table-cell>
          <table:table-cell table:formula="of:=[.H24]*[.H25]" office:value-type="float" office:value="-46.004216984" calcext:value-type="float">
            <text:p>-46.004216984</text:p>
          </table:table-cell>
          <table:table-cell table:number-columns-repeated="3"/>
          <table:table-cell table:formula="of:=SUM([.B27:.H27])" office:value-type="float" office:value="-115.009593776" calcext:value-type="float">
            <text:p>-115.00959377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C13*DC13</text:p>
          </table:table-cell>
          <table:table-cell table:formula="of:=[.B25]*[.B25]" office:value-type="float" office:value="1322.704161" calcext:value-type="float">
            <text:p>1322.704161</text:p>
          </table:table-cell>
          <table:table-cell table:formula="of:=[.C25]*[.C25]" office:value-type="float" office:value="1322.704161" calcext:value-type="float">
            <text:p>1322.704161</text:p>
          </table:table-cell>
          <table:table-cell table:formula="of:=[.D25]*[.D25]" office:value-type="float" office:value="1322.704161" calcext:value-type="float">
            <text:p>1322.704161</text:p>
          </table:table-cell>
          <table:table-cell table:formula="of:=[.E25]*[.E25]" office:value-type="float" office:value="1322.704161" calcext:value-type="float">
            <text:p>1322.704161</text:p>
          </table:table-cell>
          <table:table-cell table:formula="of:=[.F25]*[.F25]" office:value-type="float" office:value="1322.704161" calcext:value-type="float">
            <text:p>1322.704161</text:p>
          </table:table-cell>
          <table:table-cell table:formula="of:=[.G25]*[.G25]" office:value-type="float" office:value="1322.704161" calcext:value-type="float">
            <text:p>1322.704161</text:p>
          </table:table-cell>
          <table:table-cell table:formula="of:=[.H25]*[.H25]" office:value-type="float" office:value="5290.962121" calcext:value-type="float">
            <text:p>5290.962121</text:p>
          </table:table-cell>
          <table:table-cell table:number-columns-repeated="3"/>
          <table:table-cell table:formula="of:=SQRT(SUM([.B28:.H28]))" office:value-type="float" office:value="115.009508680804" calcext:value-type="float">
            <text:p>115.009508680804</text:p>
          </table:table-cell>
          <table:table-cell table:number-columns-repeated="1012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Default" office:value-type="string" calcext:value-type="string">
            <text:p>IT2</text:p>
          </table:table-cell>
          <table:table-cell office:value-type="string" calcext:value-type="string">
            <text:p>49C</text:p>
          </table:table-cell>
          <table:table-cell/>
          <table:table-cell table:style-name="Default" office:value-type="string" calcext:value-type="string">
            <text:p>[r,r,r,s,s,s]</text:p>
          </table:table-cell>
          <table:table-cell table:number-columns-repeated="2"/>
          <table:table-cell office:value-type="string" calcext:value-type="string">
            <text:p>[r,r,r,2r-s,2-s,3r-s]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6</text:p>
          </table:table-cell>
          <table:table-cell table:number-columns-repeated="3" office:value-type="float" office:value="149.087" calcext:value-type="float">
            <text:p>149.087</text:p>
          </table:table-cell>
          <table:table-cell table:number-columns-repeated="3" office:value-type="float" office:value="4.55" calcext:value-type="float">
            <text:p>4.5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igenvector</text:p>
          </table:table-cell>
          <table:table-cell table:number-columns-repeated="3" office:value-type="float" office:value="-0.237941" calcext:value-type="float">
            <text:p>-0.237941</text:p>
          </table:table-cell>
          <table:table-cell office:value-type="float" office:value="-0.395454" calcext:value-type="float">
            <text:p>-0.395454</text:p>
          </table:table-cell>
          <table:table-cell table:number-columns-repeated="2" office:value-type="float" office:value="-0.403698" calcext:value-type="float">
            <text:p>-0.403698</text:p>
          </table:table-cell>
          <table:table-cell office:value-type="float" office:value="-0.589767" calcext:value-type="float">
            <text:p>-0.5897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C13</text:p>
          </table:table-cell>
          <table:table-cell table:number-columns-repeated="3" office:value-type="float" office:value="149.087" calcext:value-type="float">
            <text:p>149.087</text:p>
          </table:table-cell>
          <table:table-cell table:number-columns-repeated="3" office:value-type="float" office:value="293.625" calcext:value-type="float">
            <text:p>293.625</text:p>
          </table:table-cell>
          <table:table-cell table:number-columns-repeated="3" office:value-type="float" office:value="302.724" calcext:value-type="float">
            <text:p>302.724</text:p>
          </table:table-cell>
          <table:table-cell table:number-columns-repeated="3" office:value-type="float" office:value="442.712" calcext:value-type="float">
            <text:p>442.712</text:p>
          </table:table-cell>
          <table:table-cell office:value-type="float" office:value="460.91" calcext:value-type="float">
            <text:p>460.9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C13*eigenvector</text:p>
          </table:table-cell>
          <table:table-cell table:formula="of:=[.B36]*[.B37]" office:value-type="float" office:value="-35.473909867" calcext:value-type="float">
            <text:p>-35.473909867</text:p>
          </table:table-cell>
          <table:table-cell table:formula="of:=[.C36]*[.C37]" office:value-type="float" office:value="-35.473909867" calcext:value-type="float">
            <text:p>-35.473909867</text:p>
          </table:table-cell>
          <table:table-cell table:formula="of:=[.D36]*[.D37]" office:value-type="float" office:value="-35.473909867" calcext:value-type="float">
            <text:p>-35.473909867</text:p>
          </table:table-cell>
          <table:table-cell table:formula="of:=[.E36]*[.E37]" office:value-type="float" office:value="-116.11518075" calcext:value-type="float">
            <text:p>-116.11518075</text:p>
          </table:table-cell>
          <table:table-cell table:formula="of:=[.F36]*[.F37]" office:value-type="float" office:value="-118.53582525" calcext:value-type="float">
            <text:p>-118.53582525</text:p>
          </table:table-cell>
          <table:table-cell table:formula="of:=[.G36]*[.G37]" office:value-type="float" office:value="-118.53582525" calcext:value-type="float">
            <text:p>-118.53582525</text:p>
          </table:table-cell>
          <table:table-cell table:formula="of:=[.H36]*[.H37]" office:value-type="float" office:value="-178.536625308" calcext:value-type="float">
            <text:p>-178.536625308</text:p>
          </table:table-cell>
          <table:table-cell table:number-columns-repeated="3"/>
          <table:table-cell table:formula="of:=SUM([.B39:.H39])" office:value-type="float" office:value="-638.145186159" calcext:value-type="float">
            <text:p>-638.14518615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C13*DC13</text:p>
          </table:table-cell>
          <table:table-cell table:formula="of:=[.B37]*[.B37]" office:value-type="float" office:value="22226.933569" calcext:value-type="float">
            <text:p>22226.933569</text:p>
          </table:table-cell>
          <table:table-cell table:formula="of:=[.C37]*[.C37]" office:value-type="float" office:value="22226.933569" calcext:value-type="float">
            <text:p>22226.933569</text:p>
          </table:table-cell>
          <table:table-cell table:formula="of:=[.D37]*[.D37]" office:value-type="float" office:value="22226.933569" calcext:value-type="float">
            <text:p>22226.933569</text:p>
          </table:table-cell>
          <table:table-cell table:formula="of:=[.E37]*[.E37]" office:value-type="float" office:value="86215.640625" calcext:value-type="float">
            <text:p>86215.640625</text:p>
          </table:table-cell>
          <table:table-cell table:formula="of:=[.F37]*[.F37]" office:value-type="float" office:value="86215.640625" calcext:value-type="float">
            <text:p>86215.640625</text:p>
          </table:table-cell>
          <table:table-cell table:formula="of:=[.G37]*[.G37]" office:value-type="float" office:value="86215.640625" calcext:value-type="float">
            <text:p>86215.640625</text:p>
          </table:table-cell>
          <table:table-cell table:formula="of:=[.H37]*[.H37]" office:value-type="float" office:value="91641.820176" calcext:value-type="float">
            <text:p>91641.820176</text:p>
          </table:table-cell>
          <table:table-cell table:number-columns-repeated="3"/>
          <table:table-cell table:formula="of:=SQRT(SUM([.B40:.H40]))" office:value-type="float" office:value="645.731788560854" calcext:value-type="float">
            <text:p>645.731788560854</text:p>
          </table:table-cell>
          <table:table-cell table:number-columns-repeated="101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formula="of:=99911.9/14133.1" office:value-type="float" office:value="7.06935491859535" calcext:value-type="float">
            <text:p>7.06935491859535</text:p>
          </table:table-cell>
          <table:table-cell office:value-type="string" calcext:value-type="string">
            <text:p>ratio of first and second eigenvalues</text:p>
          </table:table-cell>
          <table:table-cell table:number-columns-repeated="1021"/>
        </table:table-row>
        <table:table-row table:style-name="ro3" table:number-rows-repeated="1048523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8-25T15:34:34.063000000</dc:date>
    <meta:editing-cycles>8</meta:editing-cycles>
    <meta:editing-duration>PT13H16M54S</meta:editing-duration>
    <meta:document-statistic meta:table-count="3" meta:cell-count="411" meta:object-count="0"/>
    <meta:generator>LibreOffice/6.3.2.2$Windows_X86_64 LibreOffice_project/98b30e735bda24bc04ab42594c85f7fd8be07b9c</meta:generator>
  </office:meta>
</office:document-meta>
</file>